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00%" fo:text-align="start" style:justify-single-word="false" fo:keep-together="always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justify" style:justify-single-word="false" fo:keep-together="always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3" style:family="paragraph" style:parent-style-name="Standard" style:master-page-name="">
      <style:paragraph-properties fo:margin-top="0cm" fo:margin-bottom="0cm" fo:line-height="100%" fo:text-align="justify" style:justify-single-word="false" fo:keep-together="always" style:page-number="auto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justify" style:justify-single-word="false" fo:break-before="pag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Text_20_body">
      <style:paragraph-properties>
        <style:tab-stops>
          <style:tab-stop style:position="9.763cm"/>
        </style:tab-stops>
      </style:paragraph-properties>
      <style:text-properties fo:color="#000000" style:font-name="Gill Sans MT_CCJU" fo:font-size="10pt"/>
    </style:style>
    <style:style style:name="P18" style:family="paragraph" style:parent-style-name="Text_20_body">
      <style:paragraph-properties>
        <style:tab-stops>
          <style:tab-stop style:position="9.79cm"/>
        </style:tab-stops>
      </style:paragraph-properties>
      <style:text-properties fo:color="#000000" style:font-name="Gill Sans MT_CCJU" fo:font-size="10pt"/>
    </style:style>
    <style:style style:name="P19" style:family="paragraph" style:parent-style-name="Text_20_body">
      <style:text-properties fo:color="#000000" style:font-name="Gill Sans MT_CCJU" fo:font-size="11pt" style:font-size-asian="11pt" style:font-size-complex="11pt"/>
    </style:style>
    <style:style style:name="P20" style:family="paragraph" style:parent-style-name="Text_20_body">
      <style:text-properties fo:color="#000000" style:font-name="Gill Sans MT_CCJU1" fo:font-size="10pt"/>
    </style:style>
    <style:style style:name="P21" style:family="paragraph" style:parent-style-name="Text_20_body">
      <style:text-properties fo:color="#000000" style:font-name="Gill Sans MT_CCJU1" fo:font-size="10pt" fo:font-weight="bold"/>
    </style:style>
    <style:style style:name="P22" style:family="paragraph" style:parent-style-name="Text_20_body">
      <style:text-properties fo:color="#000000" style:font-name="Gill Sans MT_CCJU1" fo:font-size="11pt" style:font-size-asian="11pt" style:font-name-complex="Arial" style:font-size-complex="11pt"/>
    </style:style>
    <style:style style:name="P23" style:family="paragraph" style:parent-style-name="Text_20_body">
      <style:text-properties fo:color="#000000" style:font-name="Gill Sans MT_CCJU1" fo:font-size="11pt" style:font-size-asian="11pt" style:font-size-complex="11pt"/>
    </style:style>
    <style:style style:name="P24" style:family="paragraph" style:parent-style-name="Text_20_body">
      <style:text-properties fo:color="#000000" style:font-name="Gill Sans MT_CCJU1" fo:font-size="11pt" fo:background-color="#ffffff" style:font-size-asian="11pt" style:font-size-complex="11pt"/>
    </style:style>
    <style:style style:name="P25" style:family="paragraph" style:parent-style-name="Text_20_body">
      <style:text-properties style:font-name="Gill Sans MT_CCJU1"/>
    </style:style>
    <style:style style:name="P26" style:family="paragraph" style:parent-style-name="Text_20_body" style:master-page-name="First_20_Page">
      <style:paragraph-properties style:page-number="auto"/>
      <style:text-properties fo:color="#000000" style:font-name="Gill Sans MT_CCJU1" fo:font-size="11pt" fo:background-color="#ffffff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ize="10pt"/>
    </style:style>
    <style:style style:name="T3" style:family="text">
      <style:text-properties style:font-name-asian="Courier New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style:font-name="Gill Sans MT_CCJU1" fo:font-size="11pt" style:font-size-asian="11pt" style:font-size-complex="11pt"/>
    </style:style>
    <style:style style:name="T6" style:family="text">
      <style:text-properties style:font-name="Gill Sans MT_CCJU1" fo:font-size="11pt" fo:language="en" fo:country="US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%#include enTetesDecisionRFM#%</text:p>
      <text:p text:style-name="P24"/>
      <text:p text:style-name="P20">%=LIBELLE_REF=%</text:p>
      <text:p text:style-name="P25"><text:span text:style-name="T2">%=GESTIONNAIRE=% </text:span><text:span text:style-name="T1">• </text:span><text:span text:style-name="T2">%=TEL_GESTIONNAIRE=%</text:span></text:p>
      <text:p text:style-name="P23"/>
      <text:p text:style-name="P23"/>
      <text:p text:style-name="P23"/>
      <text:p text:style-name="P23"/>
      <text:p text:style-name="P21">%=IS_COPIE=%</text:p>
      <text:p text:style-name="P17">%=NSS=%<text:tab/><text:span text:style-name="T5">%=</text:span><text:span text:style-name="T6">DATE_ET_LIEU</text:span><text:span text:style-name="T5">=%</text:span></text:p>
      <text:p text:style-name="P18">%=AYANT_DROIT=%</text:p>
      <text:p text:style-name="P19"/>
      <text:p text:style-name="P22"/>
      <text:p text:style-name="P22"/>
      <text:p text:style-name="P12">%=titreDecision=%</text:p>
      <text:p text:style-name="P6"/>
      <text:p text:style-name="P6"/>
      <text:p text:style-name="P2">%=TITRE=%,</text:p>
      <text:p text:style-name="P2"/>
      <text:p text:style-name="P1">%=PARAGRAPHE1=%</text:p>
      <text:p text:style-name="P1"/>
      <text:p text:style-name="P1">%=PARAGRAPHE2=%</text:p>
      <text:p text:style-name="P1"/>
      <text:p text:style-name="P1">%=PARAGRAPHE3=%</text:p>
      <text:p text:style-name="P1"/>
      <text:p text:style-name="P4">%=PARAGRAPHE4=%</text:p>
      <text:p text:style-name="P4"/>
      <text:p text:style-name="P4">%#include tabDecompteRestitutionRFM#%</text:p>
      <text:p text:style-name="P4"/>
      <text:p text:style-name="P4"/>
      <text:p text:style-name="P10">%=PARAGRAPHE5=%</text:p>
      <text:p text:style-name="P4"/>
      <text:p text:style-name="P15">%=PARAGRAPHE6=%</text:p>
      <text:p text:style-name="P4"/>
      <text:p text:style-name="P13">%=SALUTATIONS=%</text:p>
      <text:p text:style-name="P5"/>
      <text:p text:style-name="P3"><text:tab/>%#include signatureRFM#%</text:p>
      <text:p text:style-name="P14"><text:span text:style-name="T4">%=pushToEnd()=%</text:span><text:span text:style-name="T3">%#include tabAnnexesEtCopiesRFM#%</text:span></text:p>
      <text:p text:style-name="P7"/>
      <text:p text:style-name="P11">%=REMARQUES_VERSO=%</text:p>
      <text:p text:style-name="P7"/>
      <text:p text:style-name="P16">%=TITRE_MOYEN_DROIT=%</text:p>
      <text:p text:style-name="P8"/>
      <text:p text:style-name="P9">%=MOYEN_DROIT=%</text:p>
      <text:p text:style-name="P8"/>
      <text:p text:style-name="P8"/>
      <text:p text:style-name="P11">%=TITRE_DEMANDE_REMISE=%</text:p>
      <text:p text:style-name="P8"/>
      <text:p text:style-name="P9">%=DEMANDE_REMISE=%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.499cm" fo:margin-bottom="1.3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04T11:12:01</dc:date>
    <meta:editing-cycles>40</meta:editing-cycles>
    <meta:editing-duration>PT1H3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3" meta:word-count="43" meta:character-count="474"/>
  </office:meta>
</office:document-meta>
</file>